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1eb880"/>
    </style:style>
    <style:style style:name="P2" style:family="paragraph" style:parent-style-name="Text_20_body">
      <style:text-properties officeooo:paragraph-rsid="001eb880"/>
    </style:style>
    <style:style style:name="P3" style:family="paragraph" style:parent-style-name="Standard">
      <style:text-properties officeooo:paragraph-rsid="0019f1ed"/>
    </style:style>
    <style:style style:name="P4" style:family="paragraph" style:parent-style-name="Text_20_body">
      <style:text-properties officeooo:paragraph-rsid="0019f1e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>
      <style:paragraph-properties fo:text-align="end" style:justify-single-word="false"/>
      <style:text-properties officeooo:rsid="001ecff6" officeooo:paragraph-rsid="001ecff6"/>
    </style:style>
    <style:style style:name="P8" style:family="paragraph" style:parent-style-name="Heading_20_1">
      <style:text-properties officeooo:paragraph-rsid="001eb880"/>
    </style:style>
    <style:style style:name="P9" style:family="paragraph" style:parent-style-name="Heading_20_2">
      <style:text-properties officeooo:rsid="001eb880" officeooo:paragraph-rsid="001eb880"/>
    </style:style>
    <style:style style:name="P10" style:family="paragraph" style:parent-style-name="Heading_20_3">
      <style:text-properties officeooo:paragraph-rsid="0019f1ed"/>
    </style:style>
    <style:style style:name="P11" style:family="paragraph" style:parent-style-name="Heading_20_3">
      <style:text-properties officeooo:paragraph-rsid="001eb880"/>
    </style:style>
    <style:style style:name="P12" style:family="paragraph" style:parent-style-name="Heading_20_3">
      <style:text-properties officeooo:rsid="001eb880" officeooo:paragraph-rsid="001eb880"/>
    </style:style>
    <style:style style:name="P13" style:family="paragraph" style:parent-style-name="Heading_20_4">
      <style:text-properties officeooo:paragraph-rsid="002328d6"/>
    </style:style>
    <style:style style:name="P14" style:family="paragraph" style:parent-style-name="Text_20_body" style:list-style-name="L1">
      <style:text-properties officeooo:paragraph-rsid="001eb880"/>
    </style:style>
    <style:style style:name="P15" style:family="paragraph" style:parent-style-name="Text_20_body" style:list-style-name="L2"/>
    <style:style style:name="T1" style:family="text">
      <style:text-properties officeooo:rsid="001eb880"/>
    </style:style>
    <style:style style:name="T2" style:family="text">
      <style:text-properties officeooo:rsid="001ecff6"/>
    </style:style>
    <style:style style:name="T3" style:family="text">
      <style:text-properties officeooo:rsid="002328d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いくつかのゲームはPSGカード用に修正が必要です。</text:h>
      <text:p text:style-name="P5"><text:s/>以下のゲームは雑誌に掲載されたプログラムのままではPSGから音が出ません。 <text:s/>以下のように修正してください。</text:p>
      <text:h text:style-name="Heading_20_2" text:outline-level="2">「デストロイエイリアン」</text:h>
      <text:h text:style-name="Heading_20_3" text:outline-level="3">雑誌掲載のダンプリストを入力する際</text:h>
      <text:p text:style-name="Standard"><text:tab/>$6003を1にする。</text:p>
      <text:p text:style-name="Standard"><text:tab/>$614C,$614Dを$FF30にする。</text:p>
      <text:p text:style-name="Standard"><text:tab/>$6F1F,$6F20を$FF30にする。</text:p>
      <text:h text:style-name="P10" text:outline-level="3"><text:s/>すでにセーブしたプログラムがある場合</text:h>
      <text:p text:style-name="P4"><text:tab/>BASICから以下のように入力してください。</text:p>
      <text:list text:style-name="L1">
        <text:list-item>
          <text:p text:style-name="P14">リスト中のファイル名"DESTROY"はすでにセーブしている名前に変更してください。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3">NEWON17</text:p>
            <text:p text:style-name="P3">LOADM"DESTROY"</text:p>
            <text:p text:style-name="P3">POKE &amp;H6003,1</text:p>
            <text:p text:style-name="P3">POKE &amp;H614C,&amp;HFF</text:p>
            <text:p text:style-name="P3">POKE &amp;H614D,&amp;H30</text:p>
            <text:p text:style-name="P3">POKE &amp;H6F1F,&amp;HFF</text:p>
            <text:p text:style-name="P3">POKE &amp;H6F20,&amp;H30</text:p>
            <text:p text:style-name="P3">SAVEM"DESTROY",&amp;H6000,&amp;H762F,&amp;H6000</text:p>
          </table:table-cell>
        </table:table-row>
      </table:table>
      <text:h text:style-name="Heading_20_4" text:outline-level="4">ゲームをロードする際は、PSGカードをPIAモードに設定してください。</text:h>
      <text:h text:style-name="Heading_20_2" text:outline-level="2">「スキッパー」</text:h>
      <text:h text:style-name="Heading_20_3" text:outline-level="3">雑誌掲載のダンプリストを入力する際</text:h>
      <text:p text:style-name="Standard"><text:tab/>$4B04番地を1にする。</text:p>
      <text:h text:style-name="P10" text:outline-level="3">すでにセーブしたプログラムがある場合</text:h>
      <text:p text:style-name="Text_20_body"><text:tab/>BASICから以下のように入力してください。</text:p>
      <text:list text:style-name="L2">
        <text:list-item>
          <text:p text:style-name="P15">リスト中のファイル名"SKIPPER"はすでにセーブしている名前に変更してください。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3">NEWON3</text:p>
            <text:p text:style-name="P3">LOADM"SKIPPER"</text:p>
            <text:p text:style-name="P3">POKE &amp;H4B04,1</text:p>
            <text:p text:style-name="P3">SAVEM"SKIPPER",&amp;H4B00,&amp;H902F,&amp;H4B00</text:p>
          </table:table-cell>
        </table:table-row>
      </table:table>
      <text:h text:style-name="Heading_20_4" text:outline-level="4">ゲームをロードする際は、PSGカードをVIAモードに設定してください。</text:h>
      <text:p text:style-name="P6"/>
      <text:h text:style-name="P8" text:outline-level="1"><text:soft-page-break/>Some games require patches for the PSG card.</text:h>
      <text:p text:style-name="Text_20_body"><text:s/>In the following games, the PSG doesn't sound unless the patch is applied. Please correct it.</text:p>
      <text:h text:style-name="P9" text:outline-level="2">“Destroy Alien”</text:h>
      <text:h text:style-name="P12" text:outline-level="3">When you will input the dump list from the magazine:</text:h>
      <text:p text:style-name="P1"><text:tab/><text:span text:style-name="T1">Set 1 on </text:span>$6003.</text:p>
      <text:p text:style-name="P1"><text:tab/><text:span text:style-name="T1">Set </text:span>$FF30 <text:span text:style-name="T1">on </text:span>$614C <text:span text:style-name="T1">and </text:span>$614D.</text:p>
      <text:p text:style-name="P1"><text:tab/><text:span text:style-name="T1">Set $FF30 on </text:span>$6F1F <text:span text:style-name="T1">and </text:span>$6F20.</text:p>
      <text:h text:style-name="P11" text:outline-level="3">When you have the saved program:</text:h>
      <text:p text:style-name="P2"><text:tab/><text:span text:style-name="T1">I</text:span>nput following command on BASIC.</text:p>
      <text:p text:style-name="P2"><text:s text:c="4"/>• <text:span text:style-name="T1">Replace</text:span> the file name "DESTROY" <text:span text:style-name="T1">on the list </text:span>to your saved name.</text:p>
      <table:table table:name="表3" table:style-name="表3">
        <table:table-column table:style-name="表3.A"/>
        <table:table-row>
          <table:table-cell table:style-name="表3.A1" office:value-type="string">
            <text:p text:style-name="P1">NEWON17</text:p>
            <text:p text:style-name="P1">LOADM"DESTROY"</text:p>
            <text:p text:style-name="P1">POKE &amp;H6003,1</text:p>
            <text:p text:style-name="P1">POKE &amp;H614C,&amp;HFF</text:p>
            <text:p text:style-name="P1">POKE &amp;H614D,&amp;H30</text:p>
            <text:p text:style-name="P1">POKE &amp;H6F1F,&amp;HFF</text:p>
            <text:p text:style-name="P1">POKE &amp;H6F20,&amp;H30</text:p>
            <text:p text:style-name="P1">SAVEM"DESTROY",&amp;H6000,&amp;H762F,&amp;H6000</text:p>
          </table:table-cell>
        </table:table-row>
      </table:table>
      <text:h text:style-name="P13" text:outline-level="4"><text:span text:style-name="T2">S</text:span>et to PIA mode <text:span text:style-name="T3">on </text:span><text:span text:style-name="T1">the</text:span><text:span text:style-name="T3"> PSG card </text:span>when loading the game.</text:h>
      <text:h text:style-name="P9" text:outline-level="2">“Skipper”</text:h>
      <text:h text:style-name="P12" text:outline-level="3">When you will input the dump list from the magazine:</text:h>
      <text:p text:style-name="P1"><text:tab/><text:span text:style-name="T1">Set 1 on </text:span>$4B04.</text:p>
      <text:h text:style-name="P11" text:outline-level="3">When you have the saved program:</text:h>
      <text:p text:style-name="P2"><text:tab/><text:span text:style-name="T1">I</text:span>nput following command on BASIC.</text:p>
      <text:p text:style-name="P2"><text:s text:c="4"/>• <text:span text:style-name="T1">Replace</text:span> the file name "SKIPPER" <text:span text:style-name="T1">on the list </text:span>to your saved name.</text:p>
      <table:table table:name="表4" table:style-name="表4">
        <table:table-column table:style-name="表4.A"/>
        <table:table-row>
          <table:table-cell table:style-name="表4.A1" office:value-type="string">
            <text:p text:style-name="P1">NEWON3</text:p>
            <text:p text:style-name="P1">LOADM"SKIPPER"</text:p>
            <text:p text:style-name="P1">POKE &amp;H4B04,1</text:p>
            <text:p text:style-name="P1">SAVEM"SKIPPER",&amp;H4B00,&amp;H902F,&amp;H4B00</text:p>
          </table:table-cell>
        </table:table-row>
      </table:table>
      <text:h text:style-name="P13" text:outline-level="4"><text:span text:style-name="T2">S</text:span>et to <text:span text:style-name="T2">VIA</text:span> mode <text:span text:style-name="T3">on </text:span><text:span text:style-name="T1">the</text:span><text:span text:style-name="T3"> PSG card </text:span>when loading the game.</text:h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0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02cm" fo:margin-bottom="1.4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6T22:24:55.895000000</meta:creation-date>
    <dc:date>2023-11-26T23:06:25.506000000</dc:date>
    <meta:editing-duration>PT35M6S</meta:editing-duration>
    <meta:editing-cycles>9</meta:editing-cycles>
    <meta:generator>LibreOffice/7.6.2.1$Windows_X86_64 LibreOffice_project/56f7684011345957bbf33a7ee678afaf4d2ba333</meta:generator>
    <meta:print-date>2023-11-26T22:39:55.787000000</meta:print-date>
    <meta:printed-by>PDF ファイル</meta:printed-by>
    <meta:document-statistic meta:table-count="4" meta:image-count="0" meta:object-count="0" meta:page-count="2" meta:paragraph-count="60" meta:word-count="535" meta:character-count="1580" meta:non-whitespace-character-count="1422"/>
  </office:meta>
</office:document-meta>
</file>